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90ff" officeooo:paragraph-rsid="001f90f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f90ff" officeooo:paragraph-rsid="001f90ff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f90ff" officeooo:paragraph-rsid="001f90f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f90ff" officeooo:paragraph-rsid="001f90f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90ff" officeooo:paragraph-rsid="001f90f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f90f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1f90ff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0a0a0a" loext:opacity="100%" style:font-name="Google Sans" fo:font-size="12pt" fo:letter-spacing="normal" fo:font-style="normal" fo:font-weight="normal" officeooo:rsid="001f90ff" style:font-size-asian="12.25pt" style:font-size-complex="14pt"/>
    </style:style>
    <style:style style:name="T4" style:family="text">
      <style:text-properties fo:font-variant="normal" fo:text-transform="none" fo:color="#0a0a0a" loext:opacity="100%" style:font-name="Google Sans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a0a0a" loext:opacity="100%" style:font-name="Google Sans" fo:font-size="12pt" fo:letter-spacing="normal" fo:font-style="normal" fo:font-weight="bold" officeooo:rsid="001f90ff" style:font-size-asian="12.25pt" style:font-weight-asian="bold" style:font-size-complex="14pt" style:font-weight-complex="bold"/>
    </style:style>
    <style:style style:name="T6" style:family="text">
      <style:text-properties fo:font-variant="normal" fo:text-transform="none" fo:color="#0a0a0a" loext:opacity="100%" style:font-name="Google Sans1" fo:font-size="12pt" fo:letter-spacing="normal" fo:font-style="normal"/>
    </style:style>
    <style:style style:name="T7" style:family="text">
      <style:text-properties fo:font-variant="normal" fo:text-transform="none" fo:color="#0a0a0a" loext:opacity="100%" style:font-name="Google Sans1" fo:font-size="12pt" fo:letter-spacing="normal" fo:font-style="normal" fo:font-weight="normal"/>
    </style:style>
    <style:style style:name="T8" style:family="text">
      <style:text-properties fo:font-variant="normal" fo:text-transform="none" fo:color="#0a0a0a" loext:opacity="100%" style:font-name="Google Sans1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a0a0a" loext:opacity="100%" fo:font-size="12pt" fo:letter-spacing="normal" fo:font-style="normal"/>
    </style:style>
    <style:style style:name="T10" style:family="text">
      <style:text-properties fo:font-variant="normal" fo:text-transform="none" fo:color="#0a0a0a" loext:opacity="100%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a0a0a" loext:opacity="100%" fo:letter-spacing="normal" fo:font-style="normal"/>
    </style:style>
    <style:style style:name="T12" style:family="text">
      <style:text-properties fo:font-variant="normal" fo:text-transform="none" fo:color="#0a0a0a" loext:opacity="100%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1f1f1f" loext:opacity="100%" style:font-name="Google Sans" fo:font-size="12pt" fo:letter-spacing="normal" fo:font-style="normal"/>
    </style:style>
    <style:style style:name="T14" style:family="text">
      <style:text-properties fo:font-variant="normal" fo:text-transform="none" fo:color="#1f1f1f" loext:opacity="100%" style:font-name="Google Sans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1f1f1f" loext:opacity="100%" fo:letter-spacing="normal"/>
    </style:style>
    <style:style style:name="T16" style:family="text">
      <style:text-properties fo:font-variant="normal" fo:text-transform="none" fo:color="#1f1f1f" loext:opacity="100%" fo:letter-spacing="normal" fo:font-style="normal"/>
    </style:style>
    <style:style style:name="T17" style:family="text">
      <style:text-properties fo:font-variant="normal" fo:text-transform="none" fo:color="#1f1f1f" loext:opacity="100%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1f1f1f" loext:opacity="100%" fo:letter-spacing="normal" fo:font-style="normal" fo:font-weight="bold" officeooo:rsid="001f90ff" style:font-weight-asian="bold" style:font-weight-complex="bold"/>
    </style:style>
    <style:style style:name="T19" style:family="text">
      <style:text-properties fo:font-variant="normal" fo:text-transform="none" fo:color="#1f1f1f" loext:opacity="100%" fo:letter-spacing="normal" fo:font-style="normal" fo:font-weight="bold" officeooo:rsid="001f90ff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1f1f1f" loext:opacity="100%" fo:letter-spacing="normal" fo:font-style="normal" officeooo:rsid="001f90ff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1f1f1f" loext:opacity="100%" fo:letter-spacing="normal" fo:font-style="normal" officeooo:rsid="001f90ff" style:font-weight-asian="normal" style:font-weight-complex="normal"/>
    </style:style>
    <style:style style:name="T22" style:family="text">
      <style:text-properties fo:font-variant="normal" fo:text-transform="none" fo:color="#1f1f1f" loext:opacity="100%" fo:font-size="12pt" fo:letter-spacing="normal" fo:font-style="normal"/>
    </style:style>
    <style:style style:name="T23" style:family="text">
      <style:text-properties fo:font-variant="normal" fo:text-transform="none" fo:color="#1f1f1f" loext:opacity="100%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1f1f1f" loext:opacity="100%" style:font-name="Arial" fo:font-size="12pt" fo:letter-spacing="normal" fo:font-style="normal"/>
    </style:style>
    <style:style style:name="T25" style:family="text">
      <style:text-properties fo:font-variant="normal" fo:text-transform="none" fo:color="#1f1f1f" loext:opacity="100%" style:font-name="Arial" fo:letter-spacing="normal" fo:font-style="normal"/>
    </style:style>
    <style:style style:name="T26" style:family="text">
      <style:text-properties style:font-name="Times New Roman" fo:font-size="14pt" officeooo:rsid="001f90ff" style:font-size-asian="12.25pt" style:font-size-complex="14pt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7</text:p>
      <text:p text:style-name="P2"><text:span text:style-name="T4">Организационная структура</text:span><text:span text:style-name="T2"> — это </text:span>схема, которая определяет иерархию, распределение ролей, полномочий и ответственности между сотрудниками и подразделениями в компании </text:p>
      <text:p text:style-name="P7"><text:span text:style-name="T5">Структура управления</text:span><text:span text:style-name="T3"> — это в</text:span><text:span text:style-name="T26">нутренняя система предприятия или организации, которая описывает распределение полномочий, обязанностей и взаимосвязей между подразделениями и сотрудниками</text:span></text:p>
      <text:p text:style-name="P7"><text:span text:style-name="T28">Элементы организационной структуры</text:span><text:span text:style-name="T27"> – это базовые составляющие, которые определяют, как в компании распределяются работа, ответственность и полномочия, а также устанавливают связи между сотрудниками и подразделениями</text:span><text:span text:style-name="T7">.</text:span> </text:p>
      <text:p text:style-name="P3">Уровни( ступени управления)</text:p>
      <text:p text:style-name="P4">1. Стратегический</text:p>
      <text:p text:style-name="P4">2. Тактический</text:p>
      <text:p text:style-name="P4">3. Операционный</text:p>
      <text:p text:style-name="P4"/>
      <text:p text:style-name="P5"><text:span text:style-name="T17">Регламентация</text:span><text:span text:style-name="T16"> — это установление подробных правил и стандартов, которые определяют, как должна выполняться какая-либо деятельность</text:span></text:p>
      <text:p text:style-name="P5"><text:span text:style-name="T17">Нормирование</text:span><text:span text:style-name="T16"> — это процесс установления норм, или стандартных показателей, затрат труда, времени, материалов и других ресурсов для выполнения определенной работы или процесса </text:span></text:p>
      <text:p text:style-name="P5"><text:span text:style-name="T12">Инструктирование</text:span><text:span text:style-name="T11"> — это </text:span><text:span text:style-name="T16">процесс предоставления инструкций, указаний или руководящих разъяснений кем-либо другому лицу или группе лиц о том, как выполнять определенное задание или действовать в конкретной ситуации </text:span></text:p>
      <text:p text:style-name="P5"><text:span text:style-name="T17">Делегирование</text:span><text:span text:style-name="T16"> — это передача задач и полномочий от одного человека другому </text:span></text:p>
      <text:p text:style-name="P5"><text:span text:style-name="T12">Полномочия</text:span><text:span text:style-name="T11"> — это официально закреплённые права и обязанности должностного лица</text:span><text:span text:style-name="T16"> </text:span></text:p>
      <text:p text:style-name="P6"><text:span text:style-name="T18">Ответственность</text:span><text:span text:style-name="T21"> - </text:span><text:span text:style-name="T16">Необходимость, обязанность отвечать за свои действия, поступки, быть ответственным за них.</text:span></text:p>
      <text:p text:style-name="P8"/>
      <text:p text:style-name="P5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1:49:34.822000000</meta:creation-date>
    <dc:date>2025-10-27T11:57:52.896000000</dc:date>
    <meta:editing-duration>PT8M18S</meta:editing-duration>
    <meta:editing-cycles>1</meta:editing-cycles>
    <meta:document-statistic meta:table-count="0" meta:image-count="0" meta:object-count="0" meta:page-count="1" meta:paragraph-count="14" meta:word-count="166" meta:character-count="1439" meta:non-whitespace-character-count="1273"/>
    <meta:generator>LibreOffice/7.5.1.2$Windows_X86_64 LibreOffice_project/fcbaee479e84c6cd81291587d2ee68cba099e129</meta:generator>
  </office:meta>
</office:document-meta>
</file>